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f1ac" officeooo:paragraph-rsid="0013f1ac"/>
    </style:style>
    <style:style style:name="P2" style:family="paragraph" style:parent-style-name="Standard">
      <style:paragraph-properties fo:text-align="center" style:justify-single-word="false"/>
      <style:text-properties officeooo:rsid="0013f1ac" officeooo:paragraph-rsid="0015b76d"/>
    </style:style>
    <style:style style:name="P3" style:family="paragraph" style:parent-style-name="Standard">
      <style:paragraph-properties fo:text-align="start" style:justify-single-word="false"/>
      <style:text-properties officeooo:rsid="0013f1ac" officeooo:paragraph-rsid="0013f1ac"/>
    </style:style>
    <style:style style:name="P4" style:family="paragraph" style:parent-style-name="Standard">
      <style:paragraph-properties fo:text-align="start" style:justify-single-word="false"/>
      <style:text-properties officeooo:rsid="0013f1ac" officeooo:paragraph-rsid="0015b76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3f1ac" officeooo:paragraph-rsid="0013f1ac"/>
    </style:style>
    <style:style style:name="P6" style:family="paragraph" style:parent-style-name="Standard">
      <style:paragraph-properties fo:text-align="start" style:justify-single-word="false"/>
      <style:text-properties officeooo:rsid="0017cfbe" officeooo:paragraph-rsid="0017cfbe"/>
    </style:style>
    <style:style style:name="P7" style:family="paragraph" style:parent-style-name="Standard">
      <style:paragraph-properties fo:text-align="start" style:justify-single-word="false"/>
      <style:text-properties officeooo:rsid="0015b76d" officeooo:paragraph-rsid="0015b76d"/>
    </style:style>
    <style:style style:name="P8" style:family="paragraph" style:parent-style-name="Standard">
      <style:paragraph-properties fo:text-align="start" style:justify-single-word="false"/>
      <style:text-properties officeooo:rsid="0015b76d" officeooo:paragraph-rsid="001a06f9"/>
    </style:style>
    <style:style style:name="P9" style:family="paragraph" style:parent-style-name="Standard">
      <style:paragraph-properties fo:text-align="start" style:justify-single-word="false"/>
      <style:text-properties officeooo:rsid="0015b76d" officeooo:paragraph-rsid="001a17db"/>
    </style:style>
    <style:style style:name="P10" style:family="paragraph" style:parent-style-name="Standard">
      <style:paragraph-properties fo:text-align="start" style:justify-single-word="false"/>
      <style:text-properties officeooo:rsid="0017cfbe" officeooo:paragraph-rsid="0017cfbe"/>
    </style:style>
    <style:style style:name="P11" style:family="paragraph" style:parent-style-name="Standard">
      <style:paragraph-properties fo:text-align="start" style:justify-single-word="false"/>
      <style:text-properties officeooo:rsid="0017cfbe" officeooo:paragraph-rsid="0018b8af"/>
    </style:style>
    <style:style style:name="P12" style:family="paragraph" style:parent-style-name="Standard">
      <style:paragraph-properties fo:text-align="start" style:justify-single-word="false"/>
      <style:text-properties officeooo:rsid="0017cfbe" officeooo:paragraph-rsid="001a06f9"/>
    </style:style>
    <style:style style:name="P13" style:family="paragraph" style:parent-style-name="Standard">
      <style:paragraph-properties fo:text-align="start" style:justify-single-word="false"/>
      <style:text-properties officeooo:rsid="0017cfbe" officeooo:paragraph-rsid="001a17db"/>
    </style:style>
    <style:style style:name="P14" style:family="paragraph" style:parent-style-name="Standard">
      <style:paragraph-properties fo:text-align="start" style:justify-single-word="false"/>
      <style:text-properties officeooo:rsid="0013f1ac" officeooo:paragraph-rsid="0013f1ac"/>
    </style:style>
    <style:style style:name="P15" style:family="paragraph" style:parent-style-name="Standard">
      <style:paragraph-properties fo:text-align="start" style:justify-single-word="false"/>
      <style:text-properties officeooo:rsid="0013f1ac" officeooo:paragraph-rsid="0015b76d"/>
    </style:style>
    <style:style style:name="P16" style:family="paragraph" style:parent-style-name="Standard">
      <style:paragraph-properties fo:text-align="start" style:justify-single-word="false"/>
      <style:text-properties officeooo:rsid="0013f1ac" officeooo:paragraph-rsid="001a06f9"/>
    </style:style>
    <style:style style:name="P17" style:family="paragraph" style:parent-style-name="Standard">
      <style:paragraph-properties fo:text-align="start" style:justify-single-word="false"/>
      <style:text-properties officeooo:rsid="0013f1ac" officeooo:paragraph-rsid="001a17db"/>
    </style:style>
    <style:style style:name="T1" style:family="text">
      <style:text-properties officeooo:rsid="0015b76d"/>
    </style:style>
    <style:style style:name="T2" style:family="text">
      <style:text-properties officeooo:rsid="0017cfbe"/>
    </style:style>
    <style:style style:name="T3" style:family="text">
      <style:text-properties officeooo:rsid="001a06f9"/>
    </style:style>
    <style:style style:name="T4" style:family="text">
      <style:text-properties officeooo:rsid="001a17d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06f9" style:font-weight-asian="bold" style:font-weight-complex="bold"/>
    </style:style>
    <style:style style:name="T7" style:family="text">
      <style:text-properties fo:font-weight="bold" officeooo:rsid="0015b76d" style:font-weight-asian="bold" style:font-weight-complex="bold"/>
    </style:style>
    <style:style style:name="T8" style:family="text">
      <style:text-properties fo:font-weight="bold" officeooo:rsid="0017cfbe" style:font-weight-asian="bold" style:font-weight-complex="bold"/>
    </style:style>
    <style:style style:name="T9" style:family="text">
      <style:text-properties fo:font-weight="bold" officeooo:rsid="001a17db" style:font-weight-asian="bold" style:font-weight-complex="bold"/>
    </style:style>
    <style:style style:name="T10" style:family="text">
      <style:text-properties fo:font-weight="bold" officeooo:rsid="001bb14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t spots y frozen spots</text:p>
      <text:p text:style-name="P1"/>
      <text:p text:style-name="P16">Nombre HotSpot: <text:span text:style-name="T6">inicializar la aplicacion</text:span></text:p>
      <text:p text:style-name="P16">Semántica gral: <text:span text:style-name="T3">inicializacion de la aplicacion</text:span></text:p>
      <text:p text:style-name="P16">Instancias: </text:p>
      <text:p text:style-name="P8"><text:tab/><text:span text:style-name="T3">Aplicacion1</text:span>&gt;&gt;<text:span text:style-name="T3">inicializar</text:span> </text:p>
      <text:p text:style-name="P8"><text:tab/><text:span text:style-name="T3">Aplicacion2</text:span>&gt;&gt; <text:span text:style-name="T3">inicializar</text:span></text:p>
      <text:p text:style-name="P16">Localización: </text:p>
      <text:p text:style-name="P8"><text:tab/><text:span text:style-name="T3">Aplicacion</text:span>&gt;&gt;<text:span text:style-name="T3">inicializar</text:span></text:p>
      <text:p text:style-name="P16">Formato de utilización: <text:span text:style-name="T1">al subclasificar Aplicacion se debe redefinir el método inicializar.</text:span></text:p>
      <text:p text:style-name="P3"/>
      <text:p text:style-name="P3">Nombre HotSpot: <text:span text:style-name="T7">trabajo de la Tarea</text:span></text:p>
      <text:p text:style-name="P3">Semántica gral: <text:span text:style-name="T2">realiza su tarea</text:span></text:p>
      <text:p text:style-name="P4">Instancias: </text:p>
      <text:p text:style-name="P7"><text:tab/>TotalDeTweet&gt;&gt;tarea </text:p>
      <text:p text:style-name="P7"><text:tab/>GuardarEnFUEL&gt;&gt;tarea</text:p>
      <text:p text:style-name="P4">Localización: </text:p>
      <text:p text:style-name="P7"><text:tab/>Tarea&gt;&gt;tarea</text:p>
      <text:p text:style-name="P4">Formato de utilización: <text:span text:style-name="T1">al subclasificar Tarea se debe redefinir el método tarea.</text:span></text:p>
      <text:p text:style-name="P4"/>
      <text:p text:style-name="P2"/>
      <text:p text:style-name="P4">Nombre HotSpot: <text:span text:style-name="T8">como filtrar los tweets</text:span></text:p>
      <text:p text:style-name="P4">Semántica gral: <text:span text:style-name="T2">devuelve un boolean para indicar si pasa el filtro</text:span></text:p>
      <text:p text:style-name="P4">Instancias: </text:p>
      <text:p text:style-name="P7"><text:tab/>FiltroPorDispositivo&gt;&gt;filtro</text:p>
      <text:p text:style-name="P7"><text:tab/>FiltroPorIdioma&gt;&gt;filtro</text:p>
      <text:p text:style-name="P4">Localización: </text:p>
      <text:p text:style-name="P7"><text:tab/>Filtro&gt;&gt;filtro</text:p>
      <text:p text:style-name="P4">Formato de utilización: <text:span text:style-name="T1">al subclasificar Filtro se debe redefinir el método filtro.</text:span></text:p>
      <text:p text:style-name="P4"/>
      <text:p text:style-name="P17">Nombre HotSpot: <text:span text:style-name="T9">nombre del archivo</text:span></text:p>
      <text:p text:style-name="P17">Semántica gral: <text:span text:style-name="T4">guarda el nombre del archivo, recibido como parametro, agregando su tipo (ejemplo: Archivo.fuel)</text:span></text:p>
      <text:p text:style-name="P17">Instancias: </text:p>
      <text:p text:style-name="P9"><text:tab/><text:span text:style-name="T4">GuardarEnFUEL</text:span>&gt;&gt;<text:span text:style-name="T4">nombre</text:span></text:p>
      <text:p text:style-name="P9"><text:tab/><text:span text:style-name="T4">GuardarEnSTON</text:span>&gt;&gt;<text:span text:style-name="T4">nombre</text:span></text:p>
      <text:p text:style-name="P17">Localización: </text:p>
      <text:p text:style-name="P9"><text:tab/><text:span text:style-name="T4">GuardarEnArchivo</text:span>&gt;&gt;<text:span text:style-name="T4">nombre</text:span></text:p>
      <text:p text:style-name="P17">Formato de utilización: <text:span text:style-name="T1">al subclasificar GuardarEnArchivo se debe redefinir el método nombre.</text:span></text:p>
      <text:p text:style-name="P17"/>
      <text:p text:style-name="P17">Nombre HotSpot: <text:span text:style-name="T9">crear un archivo</text:span></text:p>
      <text:p text:style-name="P17">Semántica gral: <text:span text:style-name="T4">crea un archivo reciviendo el nombre como parametro</text:span></text:p>
      <text:p text:style-name="P17">Instancias: </text:p>
      <text:p text:style-name="P9"><text:tab/><text:span text:style-name="T4">GuardarEnFUEL</text:span>&gt;&gt;<text:span text:style-name="T4">crear</text:span></text:p>
      <text:p text:style-name="P9"><text:tab/><text:span text:style-name="T4">GuardarEnSTON</text:span>&gt;&gt;<text:span text:style-name="T4">crear</text:span></text:p>
      <text:p text:style-name="P17">Localización: </text:p>
      <text:p text:style-name="P9"><text:tab/><text:span text:style-name="T4">GuardarEnArchivo</text:span>&gt;&gt;<text:span text:style-name="T4">crear</text:span></text:p>
      <text:p text:style-name="P17">Formato de utilización: <text:span text:style-name="T1">al subclasificar GuardarEnArchivo se debe redefinir el método crear.</text:span></text:p>
      <text:p text:style-name="P4"/>
      <text:p text:style-name="P6">Nombre FrozenSpot: <text:span text:style-name="T5">iniciar la aplicacion</text:span></text:p>
      <text:p text:style-name="P6">Semántica gral: comienza la descarga de tweets</text:p>
      <text:p text:style-name="P6">Localización:</text:p>
      <text:p text:style-name="P6"><text:soft-page-break/><text:tab/><text:span text:style-name="T3">Aplicacion</text:span>&gt;&gt;comenzar</text:p>
      <text:p text:style-name="P6"/>
      <text:p text:style-name="P6">Nombre FrozenSpot: <text:span text:style-name="T5">detener la aplicacion</text:span></text:p>
      <text:p text:style-name="P6">Semántica gral: detiene la descarga de tweets</text:p>
      <text:p text:style-name="P6">Localización:</text:p>
      <text:p text:style-name="P12"><text:tab/><text:span text:style-name="T3">Aplicacion</text:span>&gt;&gt;parar</text:p>
      <text:p text:style-name="P6"/>
      <text:p text:style-name="P11">Nombre FrozenSpot: <text:span text:style-name="T5">iniciar la </text:span><text:span text:style-name="T6">tarea</text:span></text:p>
      <text:p text:style-name="P11">Semántica gral: comienza la descarga de tweets</text:p>
      <text:p text:style-name="P11">Localización:</text:p>
      <text:p text:style-name="P11"><text:tab/>Tarea&gt;&gt;comenzarConHashtag</text:p>
      <text:p text:style-name="P11"/>
      <text:p text:style-name="P11">Nombre FrozenSpot: <text:span text:style-name="T5">detener la </text:span><text:span text:style-name="T6">tarea</text:span></text:p>
      <text:p text:style-name="P11">Semántica gral: detiene la descarga de tweets</text:p>
      <text:p text:style-name="P11">Localización:</text:p>
      <text:p text:style-name="P11"><text:tab/>Tarea&gt;&gt;parar</text:p>
      <text:p text:style-name="P11"/>
      <text:p text:style-name="P13">Nombre FrozenSpot: <text:span text:style-name="T9">texto a imprimir</text:span></text:p>
      <text:p text:style-name="P13">Semántica gral: <text:span text:style-name="T4">añade el texto recibido como parametro a la coleccion</text:span></text:p>
      <text:p text:style-name="P13">Localización:</text:p>
      <text:p text:style-name="P13"><text:tab/><text:span text:style-name="T4">Reportar</text:span>&gt;&gt;<text:span text:style-name="T4">agregarTexto</text:span></text:p>
      <text:p text:style-name="P13"/>
      <text:p text:style-name="P13">Nombre FrozenSpot: <text:span text:style-name="T9">impre</text:span><text:span text:style-name="T10">s</text:span><text:span text:style-name="T9">ion de los textos</text:span></text:p>
      <text:p text:style-name="P13">Semántica gral: <text:span text:style-name="T4">imprime en el Transcript toda la colección y llama a #vaciar</text:span></text:p>
      <text:p text:style-name="P13">Localización:</text:p>
      <text:p text:style-name="P13"><text:tab/><text:span text:style-name="T4">Reportar</text:span>&gt;&gt;<text:span text:style-name="T4">imprimir</text:span></text:p>
      <text:p text:style-name="P13"/>
      <text:p text:style-name="P13">Nombre FrozenSpot: <text:span text:style-name="T9">vaciado de la coleccion</text:span></text:p>
      <text:p text:style-name="P13">Semántica gral: <text:span text:style-name="T4">reinicia la coleccion</text:span></text:p>
      <text:p text:style-name="P13">Localización:</text:p>
      <text:p text:style-name="P13"><text:tab/><text:span text:style-name="T4">Reportar</text:span>&gt;&gt;<text:span text:style-name="T4">vaci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4:04:49.415000000</meta:creation-date>
    <dc:date>2017-06-16T17:16:24.370000000</dc:date>
    <meta:editing-duration>PT21M40S</meta:editing-duration>
    <meta:editing-cycles>6</meta:editing-cycles>
    <meta:generator>LibreOffice/5.0.5.2$Windows_x86 LibreOffice_project/55b006a02d247b5f7215fc6ea0fde844b30035b3</meta:generator>
    <meta:document-statistic meta:table-count="0" meta:image-count="0" meta:object-count="0" meta:page-count="2" meta:paragraph-count="69" meta:word-count="273" meta:character-count="2295" meta:non-whitespace-character-count="2057"/>
  </office:meta>
</office:document-meta>
</file>